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19.5527083333333cm" style:use-optimal-column-width="true"/>
    </style:style>
    <style:style style:name="co3" style:family="table-column">
      <style:table-column-properties fo:break-before="auto" style:column-width="19.9760416666667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513541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t_Sto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Epic</text:p>
          </table:table-cell>
          <table:table-cell office:value-type="string" table:style-name="ce2">
            <text:p>User Story</text:p>
          </table:table-cell>
          <table:table-cell office:value-type="string" table:style-name="ce2">
            <text:p>Acceptance Criteria</text:p>
          </table:table-cell>
          <table:table-cell office:value-type="string" table:style-name="ce2">
            <text:p>Path Type</text:p>
          </table:table-cell>
          <table:table-cell office:value-type="string" table:style-name="ce2">
            <text:p>Priority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1. Handle Pets at the Store</text:p>
          </table:table-cell>
          <table:table-cell office:value-type="string" table:style-name="ce4">
            <text:p>1.1 As a Store User, I want to Enter a Pets ID, So that I can view that Pets information</text:p>
          </table:table-cell>
          <table:table-cell office:value-type="string" table:style-name="ce4">
            <text:p>1.1.1 GIVEN I am a Store User WHEN I enter a valid pet ID THEN I should see that Pets information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1.2 GIVEN I am a Store User WHEN I enter an invalid pet ID THEN I should receive a 400 error message</text:p>
          </table:table-cell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1.2 As a Store User, I want to see a Pets Status, So that I know if it is available or not</text:p>
          </table:table-cell>
          <table:table-cell office:value-type="string" table:style-name="ce4">
            <text:p>1.2.1 GIVEN I am a Store User WHEN I want to see if a pet is available THEN I am shown the pets Status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1.2.2 GIVEN I am a Store User WHEN I enter an invalid pet status type THEN I receive a 400 error message</text:p>
          </table:table-cell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1.3 As a Store Worker, I want to add a new pet to the store, So that we can sell more pets</text:p>
          </table:table-cell>
          <table:table-cell office:value-type="string" table:style-name="ce4">
            <text:p>1.3.1 GIVEN I am a Worker WHEN I create a new pet for the store THEN I can see that pet is available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1.4 As a Store Worker, I want update Pets information, So that the information is correct</text:p>
          </table:table-cell>
          <table:table-cell office:value-type="string" table:style-name="ce4">
            <text:p>1.4.1 GIVEN I am a Worker WHEN I update a pets details in the store THEN I can see those updates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1.5 As a Store Worker, I want to remove a Pet, So that the Store inventory is up-to-date</text:p>
          </table:table-cell>
          <table:table-cell office:value-type="string" table:style-name="ce4">
            <text:p>1.5.1 GIVEN I am a Worker WHEN I delete a pet from the store THEN I should not see that pets details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table:number-columns-repeated="4" table:style-name="ce4"/>
          <table:table-cell table:number-columns-repeated="16379"/>
        </table:table-row>
        <table:table-row table:style-name="ro3">
          <table:table-cell office:value-type="string" table:style-name="ce3">
            <text:p>2. Handle Store Orders</text:p>
          </table:table-cell>
          <table:table-cell office:value-type="string" table:style-name="ce4">
            <text:p>2.1 As a Store User, I want to find an order by ID, So that I can see the orders details</text:p>
          </table:table-cell>
          <table:table-cell office:value-type="string" table:style-name="ce4">
            <text:p>2.1.1 GIVEN I am a Store User WHEN I search for a order with a valid ID THEN I am shown that order's details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2.1.2 GIVEN I am a Store User WHEN I search for an order with an invalid ID THEN I receive a 400 error message</text:p>
          </table:table-cell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2.2 As a Store Worker, I want to see the Store Inventory, So that I know the status of orders</text:p>
          </table:table-cell>
          <table:table-cell office:value-type="string" table:style-name="ce4">
            <text:p>2.2.1 GIVEN I am a Worker WHEN I check the stores inventory THEN I am shown all order status'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2.3 As a Store User, I want to place an order for a pet, So that I can have a pet</text:p>
          </table:table-cell>
          <table:table-cell office:value-type="string" table:style-name="ce4">
            <text:p>2.3.1 GIVEN I am a Store User WHEN I place an order for a pet THEN an order is placed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2.4 As a Store User, I want to delete my order, So that I do not receive a pet</text:p>
          </table:table-cell>
          <table:table-cell office:value-type="string" table:style-name="ce4">
            <text:p>2.4.1 GIVEN I am a Store User WHEN I delete an order with a valid ID THEN that order should no long exist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2.4.2 GIVEN I am a Store User WHEN I delete an order with an invalid ID THEN I receive a 400 error message</text:p>
          </table:table-cell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table:number-columns-repeated="4" table:style-name="ce4"/>
          <table:table-cell table:number-columns-repeated="16379"/>
        </table:table-row>
        <table:table-row table:style-name="ro3">
          <table:table-cell office:value-type="string" table:style-name="ce3">
            <text:p>3. Handle Store User</text:p>
          </table:table-cell>
          <table:table-cell office:value-type="string" table:style-name="ce4">
            <text:p>3.1 As a Store Worker, I want to get a user by Username, So that I can see my information</text:p>
          </table:table-cell>
          <table:table-cell office:value-type="string" table:style-name="ce4">
            <text:p>3.1.1 GIVEN I am a Worker WHEN I search for a user with a valid username THEN I am shown that user's details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3.1.2 GIVEN I am a Worker WHEN I search for a user with an invalid username THEN I receive a 400 error message</text:p>
          </table:table-cell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3.2 As a Store User, I want to be able to Login to the Store, So that I can see my account and place orders</text:p>
          </table:table-cell>
          <table:table-cell office:value-type="string" table:style-name="ce4">
            <text:p>3.2.1 GIVEN I am a Store User WHEN I login with valid credentials THEN I can see my account and place orders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4"/>
          <table:table-cell office:value-type="string" table:style-name="ce4">
            <text:p>3.2.2 GIVEN I am a Store User WHEN I login with invalid credentials THEN I receive a 400 error message</text:p>
          </table:table-cell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3.3 As a Store User, I want to be able to Logout of my account, So that my account details and orders are safe</text:p>
          </table:table-cell>
          <table:table-cell office:value-type="string" table:style-name="ce4">
            <text:p>3.3.1 GIVEN I am a Store User WHEN I logout with valid credentials THEN I am safely logged out of my account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3.4 As a New User, I want to create an account, So that I can buy Pets</text:p>
          </table:table-cell>
          <table:table-cell office:value-type="string" table:style-name="ce4">
            <text:p>3.4.1 GIVEN I am a New User WHEN I create a new account THEN I am able to successfully login to my account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3.5 As a Store User, I want to edit my details, So that they are my most up-to-date details</text:p>
          </table:table-cell>
          <table:table-cell office:value-type="string" table:style-name="ce4">
            <text:p>3.5.1 GIVEN I am a Store User WHEN I am logged in to my account THEN I can edit my account details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style-name="ro3">
          <table:table-cell table:style-name="ce3"/>
          <table:table-cell office:value-type="string" table:style-name="ce4">
            <text:p>3.6 As a Store User, I want to delete my account, So that I don't make new orders for pets</text:p>
          </table:table-cell>
          <table:table-cell office:value-type="string" table:style-name="ce4">
            <text:p>3.6.1 GIVEN I am a Store User WHEN I delete my account THEN I should not be able to login to that account</text:p>
          </table:table-cell>
          <table:table-cell office:value-type="string" table:style-name="ce4">
            <text:p>Happy</text:p>
          </table:table-cell>
          <table:table-cell office:value-type="string" table:style-name="ce4">
            <text:p>Must Have</text:p>
          </table:table-cell>
          <table:table-cell table:number-columns-repeated="16379"/>
        </table:table-row>
        <table:table-row table:style-name="ro3">
          <table:table-cell table:style-name="ce3"/>
          <table:table-cell table:number-columns-repeated="2" table:style-name="ce4"/>
          <table:table-cell office:value-type="string" table:style-name="ce4">
            <text:p>Sad</text:p>
          </table:table-cell>
          <table:table-cell table:style-name="ce4"/>
          <table:table-cell table:number-columns-repeated="16379"/>
        </table:table-row>
        <table:table-row table:number-rows-repeated="8" table:style-name="ro3">
          <table:table-cell table:style-name="ce3"/>
          <table:table-cell table:number-columns-repeated="4" table:style-name="ce4"/>
          <table:table-cell table:number-columns-repeated="16379"/>
        </table:table-row>
        <table:table-row table:number-rows-repeated="1048534" table:style-name="ro1">
          <table:table-cell table:number-columns-repeated="16384"/>
        </table:table-row>
      </table:table>
      <table:database-ranges>
        <table:database-range table:target-range-address="Pet_Store.A2:Pet_Store.E4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m</meta:initial-creator>
    <dc:creator>Tom</dc:creator>
    <meta:creation-date>2022-08-20T09:11:17Z</meta:creation-date>
    <dc:date>2022-08-20T17:34:25Z</dc:date>
  </office:meta>
</office:document-meta>
</file>